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P22"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Blue Score</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Red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Patch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ext:soft-page-break/>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8bit Integer</text:p>
          </table:table-cell>
          <table:table-cell table:style-name="Table2.A1" office:value-type="float" office:value="0">
            <text:p text:style-name="P9">0 - 3</text:p>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
      <text:p text:style-name="Standard"/>
      <text:p text:style-name="P6">Notes:</text:p>
      <text:list text:style-name="L9">
        <text:list-item>
          <text:p text:style-name="P20">First WAD is odamex.wad, second WAD is the IWAD and following are standard patch wads</text:p>
        </text:list-item>
        <text:list-item>
          <text:p text:style-name="P20">If the server is passworded, a valid MD5 hash will exist, otherwise the field will be empty</text:p>
        </text:list-item>
      </text:list>
      <text:list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Russell Rice</meta:initial-creator>
    <meta:creation-date>2008-07-24T16:21:14</meta:creation-date>
    <dc:creator>Russell Rice</dc:creator>
    <dc:date>2008-12-18T10:46:31</dc:date>
    <meta:editing-cycles>62</meta:editing-cycles>
    <meta:editing-duration>P3DT16H36M2S</meta:editing-duration>
    <meta:user-defined meta:name="Info 1"/>
    <meta:user-defined meta:name="Info 2"/>
    <meta:user-defined meta:name="Info 3"/>
    <meta:user-defined meta:name="Info 4"/>
    <meta:document-statistic meta:table-count="6" meta:image-count="1" meta:object-count="0" meta:page-count="7" meta:paragraph-count="199" meta:word-count="1343" meta:character-count="8305"/>
  </office:meta>
</office:document-meta>
</file>